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Diff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o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No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 Radial 10 uF 50V D5.0mm_P2.00mm</text:p>
          </table:table-cell>
          <table:table-cell/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FR-A 10U 50 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 Radial 100 uF 50V D8.0mm_P3.50mm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RAD FR 100/5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 Radial 100 uF 50V D8.0mm_P3.50mm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RAD FR 100/5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 1210 X5R 10u 50V</text:p>
          </table:table-cell>
          <table:table-cell office:value-type="string" calcext:value-type="string">
            <text:p>UMK325AB7106M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3166-1-ND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 1210 X5R 10u 50V</text:p>
          </table:table-cell>
          <table:table-cell office:value-type="string" calcext:value-type="string">
            <text:p>UMK325AB7106M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3166-1-ND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 0805 10n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 0805 1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 0805 1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 0805 1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 1210 X5R 10u 50V</text:p>
          </table:table-cell>
          <table:table-cell office:value-type="string" calcext:value-type="string">
            <text:p>UMK325AB7106M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3166-1-ND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 1210 X5R 10u 50V</text:p>
          </table:table-cell>
          <table:table-cell office:value-type="string" calcext:value-type="string">
            <text:p>UMK325AB7106M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3166-1-ND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 0805 1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_Variable</text:p>
          </table:table-cell>
          <table:table-cell office:value-type="string" calcext:value-type="string">
            <text:p>Murata TZC3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ZC03 XXP</text:p>
          </table:table-cell>
          <table:table-cell office:value-type="string" calcext:value-type="string">
            <text:p>exact part tbd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_Variable</text:p>
          </table:table-cell>
          <table:table-cell office:value-type="string" calcext:value-type="string">
            <text:p>Murata TZC3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ZC03 XXP</text:p>
          </table:table-cell>
          <table:table-cell office:value-type="string" calcext:value-type="string">
            <text:p>exact part tbd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 0805 10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 0805 10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 0805 10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MPD6001S</text:p>
          </table:table-cell>
          <table:table-cell office:value-type="string" calcext:value-type="string">
            <text:p>CMPD6001S – SOT-23</text:p>
          </table:table-cell>
          <table:table-cell office:value-type="string" calcext:value-type="string">
            <text:p>CMPD6001S T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D6001SCT-N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MPD6001S</text:p>
          </table:table-cell>
          <table:table-cell office:value-type="string" calcext:value-type="string">
            <text:p>CMPD6001S – SOT-23</text:p>
          </table:table-cell>
          <table:table-cell office:value-type="string" calcext:value-type="string">
            <text:p>CMPD6001S T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D6001SCT-N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MPD6001S</text:p>
          </table:table-cell>
          <table:table-cell office:value-type="string" calcext:value-type="string">
            <text:p>CMPD6001S – SOT-23</text:p>
          </table:table-cell>
          <table:table-cell office:value-type="string" calcext:value-type="string">
            <text:p>CMPD6001S T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D6001SCT-ND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MPD6001S</text:p>
          </table:table-cell>
          <table:table-cell office:value-type="string" calcext:value-type="string">
            <text:p>CMPD6001S – SOT-23</text:p>
          </table:table-cell>
          <table:table-cell office:value-type="string" calcext:value-type="string">
            <text:p>CMPD6001S T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D6001SCT-ND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FRA050</text:p>
          </table:table-cell>
          <table:table-cell office:value-type="string" calcext:value-type="string">
            <text:p>Polyfuse PFRA 050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PFRA 050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 Micro B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MIC USB BBU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AKL 057-03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AKL 057-03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 Header 1x2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 Header 1x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 Header 1x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 Header 1x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Jumper_NO</text:p>
          </table:table-cell>
          <table:table-cell office:value-type="string" calcext:value-type="string">
            <text:p>Pin Header 1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 0805 130k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 0805 10k 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 0805 10k 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 0805 130k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 0805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 0805 1k 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 0805 10k 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 0805 10k 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R 0805 22 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Y14870R10000B9W</text:p>
          </table:table-cell>
          <table:table-cell office:value-type="string" calcext:value-type="string">
            <text:p>CSM2512 – 0R1 0,1%</text:p>
          </table:table-cell>
          <table:table-cell office:value-type="string" calcext:value-type="string">
            <text:p>Y14870R10000B9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487-.1-ND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M9</text:p>
          </table:table-cell>
          <table:table-cell office:value-type="string" calcext:value-type="string">
            <text:p>R 0805 3M9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M9</text:p>
          </table:table-cell>
          <table:table-cell office:value-type="string" calcext:value-type="string">
            <text:p>R 0805 3M9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M9</text:p>
          </table:table-cell>
          <table:table-cell office:value-type="string" calcext:value-type="string">
            <text:p>R 0805 3M9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3M9</text:p>
          </table:table-cell>
          <table:table-cell office:value-type="string" calcext:value-type="string">
            <text:p>R 0805 3M9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R 0805 1M2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R 0805 1M2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M0</text:p>
          </table:table-cell>
          <table:table-cell office:value-type="string" calcext:value-type="string">
            <text:p>R 0805 1M0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M0</text:p>
          </table:table-cell>
          <table:table-cell office:value-type="string" calcext:value-type="string">
            <text:p>R 0805 1M0 0,1%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Testing with 1%!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R 0805 249 1%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R 0805 100 0,05%</text:p>
          </table:table-cell>
          <table:table-cell office:value-type="string" calcext:value-type="string">
            <text:p>RG2012N-101-W-T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20N100WCT-ND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 0805 1k 0,05%</text:p>
          </table:table-cell>
          <table:table-cell office:value-type="string" calcext:value-type="string">
            <text:p>ERA-6ARW102V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P1.0KBSCT-ND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 0805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R 2512 47</text:p>
          </table:table-cell>
          <table:table-cell office:value-type="string" calcext:value-type="string">
            <text:p>RC2512JK-0747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404CT-ND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 0805 1k 0,05%</text:p>
          </table:table-cell>
          <table:table-cell office:value-type="string" calcext:value-type="string">
            <text:p>ERA-6ARW102V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P1.0KBSCT-ND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 0805 6k8 0,05%</text:p>
          </table:table-cell>
          <table:table-cell office:value-type="string" calcext:value-type="string">
            <text:p>ERA-6ARW682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6.8KBSCT-ND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 0805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 0805 2k2 0,05%</text:p>
          </table:table-cell>
          <table:table-cell office:value-type="string" calcext:value-type="string">
            <text:p>ERA-6ARW222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2KBSCT-ND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R 2512 47</text:p>
          </table:table-cell>
          <table:table-cell office:value-type="string" calcext:value-type="string">
            <text:p>RC2512JK-0747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404CT-ND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 0805 1k 0,05%</text:p>
          </table:table-cell>
          <table:table-cell office:value-type="string" calcext:value-type="string">
            <text:p>ERA-6ARW102V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P1.0KBSCT-ND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 0805 6k8 0,05%</text:p>
          </table:table-cell>
          <table:table-cell office:value-type="string" calcext:value-type="string">
            <text:p>ERA-6ARW682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6.8KBSCT-ND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 0805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 0805 2k2 0,05%</text:p>
          </table:table-cell>
          <table:table-cell office:value-type="string" calcext:value-type="string">
            <text:p>ERA-6ARW222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2KBSCT-ND</text:p>
          </table:table-cell>
          <table:table-cell/>
        </table:table-row>
        <table:table-row table:style-name="ro1">
          <table:table-cell office:value-type="string" calcext:value-type="string">
            <text:p>R42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R 2512 47</text:p>
          </table:table-cell>
          <table:table-cell office:value-type="string" calcext:value-type="string">
            <text:p>RC2512JK-0747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404CT-ND</text:p>
          </table:table-cell>
          <table:table-cell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F_IHXXXXS</text:p>
          </table:table-cell>
          <table:table-cell office:value-type="string" calcext:value-type="string">
            <text:p>DC DC Converter SF IH0524S</text:p>
          </table:table-cell>
          <table:table-cell office:value-type="string" calcext:value-type="string">
            <text:p>IH0524S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46-5-N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7A49</text:p>
          </table:table-cell>
          <table:table-cell office:value-type="string" calcext:value-type="string">
            <text:p>Linear Regulator positive TPS7A49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PS 7A4901DGNT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7A30</text:p>
          </table:table-cell>
          <table:table-cell office:value-type="string" calcext:value-type="string">
            <text:p>Linear Regulator negative TPS7A30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PS 7A3001DGNT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PA189</text:p>
          </table:table-cell>
          <table:table-cell office:value-type="string" calcext:value-type="string">
            <text:p>OPAmp OPA189</text:p>
          </table:table-cell>
          <table:table-cell office:value-type="string" calcext:value-type="string">
            <text:p>OPA189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47522-ND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D8421</text:p>
          </table:table-cell>
          <table:table-cell office:value-type="string" calcext:value-type="string">
            <text:p>Differential Amplifier AD8421BRZ</text:p>
          </table:table-cell>
          <table:table-cell office:value-type="string" calcext:value-type="string">
            <text:p>AD8421BRZ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421BRZ-R7CT-ND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OPA189</text:p>
          </table:table-cell>
          <table:table-cell office:value-type="string" calcext:value-type="string">
            <text:p>OPAmp OPA189</text:p>
          </table:table-cell>
          <table:table-cell office:value-type="string" calcext:value-type="string">
            <text:p>OPA189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47522-ND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OPA189</text:p>
          </table:table-cell>
          <table:table-cell office:value-type="string" calcext:value-type="string">
            <text:p>OPAmp OPA189</text:p>
          </table:table-cell>
          <table:table-cell office:value-type="string" calcext:value-type="string">
            <text:p>OPA189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47522-ND</text:p>
          </table:table-cell>
          <table:table-cell/>
        </table:table-row>
      </table:table>
      <table:named-expressions/>
      <table:database-ranges>
        <table:database-range table:name="__Anonymous_Sheet_DB__0" table:target-range-address="DiffAmp.A1:DiffAmp.G10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8-03-17T17:10:11.723000000</dc:date>
    <dc:creator>David Krebs</dc:creator>
    <meta:editing-duration>PT3H49M38S</meta:editing-duration>
    <meta:editing-cycles>32</meta:editing-cycles>
    <meta:document-statistic meta:table-count="1" meta:cell-count="452" meta:object-count="0"/>
  </office:meta>
</office:document-meta>
</file>